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B00000081DE37D003.png" manifest:media-type="image/png"/>
  <manifest:file-entry manifest:full-path="Pictures/100000000000007B00000081CFD65E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95cm" fo:min-width="11.4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58cm" fo:min-width="11.458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size"/>
    </style:style>
    <style:style style:name="gr9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 style:protect="size"/>
    </style:style>
    <style:style style:name="gr10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/>
    </style:style>
    <style:style style:name="gr11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3" style:family="graphic" style:parent-style-name="standard">
      <style:graphic-properties svg:stroke-width="0.102cm" svg:stroke-color="#008000" draw:marker-start-width="0.352cm" draw:marker-end-width="0.352cm" draw:fill="hatch" draw:fill-color="#008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hatch" draw:fill-color="#ff0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hatch" draw:fill-color="#008000" draw:fill-hatch-name="Black_20_45_20_Degrees"/>
      <style:paragraph-properties fo:text-align="center"/>
    </style:style>
    <style:style style:name="P9" style:family="paragraph">
      <loext:graphic-properties draw:fill="hatch" draw:fill-color="#ff0000" draw:fill-hatch-name="Black_20_45_20_Degrees"/>
      <style:paragraph-properties fo:text-align="center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8cm" svg:height="14.545cm" svg:x="1.092cm" svg:y="4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58cm" svg:height="14.508cm" svg:x="14.54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515cm" svg:height="2.642cm" svg:x="9.927cm" svg:y="4.699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9.927cm" svg:y="15.022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1.953cm" svg:y="15.022cm">
          <draw:image xlink:href="Pictures/100000000000007B00000081CFD65EDC.png" xlink:type="simple" xlink:show="embed" xlink:actuate="onLoad">
            <text:p/>
          </draw:image>
        </draw:frame>
        <draw:g>
          <draw:frame draw:style-name="gr4" draw:text-style-name="P2" draw:layer="layout" svg:width="2.515cm" svg:height="2.642cm" svg:x="1.953cm" svg:y="4.72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.702cm" svg:y="4.962cm">
            <draw:text-box>
              <text:p><text:span text:style-name="T1">1</text:span></text:p>
            </draw:text-box>
          </draw:frame>
        </draw:g>
        <draw:frame draw:style-name="gr5" draw:text-style-name="P3" draw:layer="layout" svg:width="0.966cm" svg:height="1.28cm" svg:x="2.699cm" svg:y="15.157cm">
          <draw:text-box>
            <text:p><text:span text:style-name="T1">3</text:span></text:p>
          </draw:text-box>
        </draw:frame>
        <draw:frame draw:style-name="gr5" draw:text-style-name="P3" draw:layer="layout" svg:width="0.966cm" svg:height="1.28cm" svg:x="10.687cm" svg:y="4.978cm">
          <draw:text-box>
            <text:p><text:span text:style-name="T1">2</text:span></text:p>
          </draw:text-box>
        </draw:frame>
        <draw:frame draw:style-name="gr5" draw:text-style-name="P3" draw:layer="layout" svg:width="1.066cm" svg:height="1.28cm" svg:x="10.713cm" svg:y="15.257cm">
          <draw:text-box>
            <text:p><text:span text:style-name="T1">4</text:span></text:p>
          </draw:text-box>
        </draw:frame>
        <draw:g>
          <draw:frame draw:style-name="gr3" draw:text-style-name="P2" draw:layer="layout" svg:width="2.515cm" svg:height="2.642cm" svg:x="15.354cm" svg:y="15.022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16.088cm" svg:y="15.21cm">
            <draw:text-box>
              <text:p><text:span text:style-name="T1">3</text:span></text:p>
            </draw:text-box>
          </draw:frame>
        </draw:g>
        <draw:g>
          <draw:frame draw:style-name="gr6" draw:text-style-name="P2" draw:layer="layout" svg:width="2.515cm" svg:height="2.642cm" svg:x="15.365cm" svg:y="4.663cm">
            <draw:image xlink:href="Pictures/100000000000007B00000081DE37D003.png" xlink:type="simple" xlink:show="embed" xlink:actuate="onLoad">
              <text:p/>
            </draw:image>
          </draw:frame>
          <draw:frame draw:style-name="gr7" draw:text-style-name="P3" draw:layer="layout" svg:width="0.966cm" svg:height="1.301cm" svg:x="16.139cm" svg:y="4.889cm">
            <draw:text-box>
              <text:p><text:span text:style-name="T1">1</text:span></text:p>
            </draw:text-box>
          </draw:frame>
        </draw:g>
        <draw:g>
          <draw:frame draw:style-name="gr4" draw:text-style-name="P2" draw:layer="layout" svg:width="2.515cm" svg:height="2.642cm" svg:x="23.231cm" svg:y="4.66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3.98cm" svg:y="4.902cm">
            <draw:text-box>
              <text:p><text:span text:style-name="T1">2</text:span></text:p>
            </draw:text-box>
          </draw:frame>
        </draw:g>
        <draw:g>
          <draw:frame draw:style-name="gr6" draw:text-style-name="P2" draw:layer="layout" svg:width="2.515cm" svg:height="2.642cm" svg:x="23.302cm" svg:y="15.022cm">
            <draw:image xlink:href="Pictures/100000000000007B00000081DE37D003.png" xlink:type="simple" xlink:show="embed" xlink:actuate="onLoad">
              <text:p/>
            </draw:image>
          </draw:frame>
          <draw:frame draw:style-name="gr5" draw:text-style-name="P3" draw:layer="layout" svg:width="1.066cm" svg:height="1.28cm" svg:x="24.029cm" svg:y="15.234cm">
            <draw:text-box>
              <text:p><text:span text:style-name="T1">4</text:span></text:p>
            </draw:text-box>
          </draw:frame>
        </draw:g>
        <draw:custom-shape draw:style-name="gr8" draw:text-style-name="P4" draw:layer="layout" svg:width="0.838cm" svg:height="0.838cm" svg:x="16.205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24.992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25.018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5.34cm" svg:y="7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38cm" svg:height="0.838cm" svg:x="2.804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11.591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11.617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.939cm" svg:y="7.50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3cm" svg:height="1.047cm" svg:x="4.263cm" svg:y="19.146cm">
          <draw:text-box>
            <text:p><text:span text:style-name="T2">Without collusions</text:span></text:p>
          </draw:text-box>
        </draw:frame>
        <draw:frame draw:style-name="gr12" draw:text-style-name="P7" draw:layer="layout" svg:width="6.983cm" svg:height="1.047cm" svg:x="17.751cm" svg:y="19.22cm">
          <draw:text-box>
            <text:p><text:span text:style-name="T2">With collusions</text:span></text:p>
          </draw:text-box>
        </draw:frame>
        <draw:custom-shape draw:style-name="gr10" draw:text-style-name="P5" draw:layer="layout" svg:width="0.838cm" svg:height="0.838cm" svg:x="17.016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23.313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17.042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24.179cm" svg:y="17.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15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9.912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41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10.776cm" svg:y="17.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838cm" svg:height="0.838cm" svg:x="23.34cm" svg:y="17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838cm" svg:height="0.838cm" svg:x="16.179cm" svg:y="7.5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6:32:08.846765618</meta:creation-date>
    <dc:date>2015-09-04T16:40:44.996065007</dc:date>
    <meta:editing-duration>PT8M33S</meta:editing-duration>
    <meta:editing-cycles>7</meta:editing-cycles>
    <meta:generator>LibreOffice/4.4.0.3$Linux_x86 LibreOffice_project/de093506bcdc5fafd9023ee680b8c60e3e0645d7</meta:generator>
    <meta:document-statistic meta:object-count="43"/>
  </office:meta>
</office:document-meta>
</file>